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10000013E0A81EA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52cm" svg:stroke-color="#000000" draw:marker-start="Arrow" draw:marker-start-width="0.432cm" draw:marker-end-width="0.432cm" svg:stroke-opacity="50%" draw:fill="none" draw:fill-color="#ffffff" draw:textarea-horizontal-align="left" draw:auto-grow-height="true" draw:auto-grow-width="true" fo:min-height="0.695cm" fo:min-width="12.901cm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ff00cc" draw:marker-start="Arrowheads_20_1" draw:marker-start-width="0.508cm" draw:marker-start-center="true" draw:marker-end-width="0.432cm" svg:stroke-opacity="70%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svg:stroke-color="#9900ff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52cm" svg:stroke-color="#000000" draw:marker-start="Arrow" draw:marker-start-width="0.432cm" draw:marker-end-width="0.432cm" svg:stroke-opacity="50%" draw:fill="none" draw:fill-color="#ffffff" draw:textarea-horizontal-align="left" draw:auto-grow-height="true" draw:auto-grow-width="true" fo:min-height="0.695cm" fo:min-width="8.619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00ff" style:font-name="Purisa" fo:font-size="12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color="#ff33ff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ff" style:font-name="Purisa" fo:font-size="12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8.023cm" svg:x="0.051cm" svg:y="0.127cm">
            <draw:image xlink:href="Pictures/10000201000002F10000013E0A81EA61.png" xlink:type="simple" xlink:show="embed" xlink:actuate="onLoad">
              <text:p/>
            </draw:image>
          </draw:frame>
          <draw:frame draw:style-name="gr2" draw:text-style-name="P2" draw:layer="layout" svg:width="14.103cm" svg:height="1.097cm" svg:x="1.619cm" svg:y="7.207cm">
            <draw:text-box>
              <text:p><text:span text:style-name="T1"><text:s text:c="2"/></text:span><text:span text:style-name="T1">Start, prev</text:span><text:span text:style-name="T1">, menu</text:span><text:span text:style-name="T1">, next and last controls enabled</text:span></text:p>
            </draw:text-box>
          </draw:frame>
          <draw:line draw:style-name="gr3" draw:text-style-name="P3" draw:layer="layout" svg:x1="2.254cm" svg:y1="4.24cm" svg:x2="2cm" svg:y2="8.05cm">
            <text:p/>
          </draw:line>
          <draw:path draw:style-name="gr4" draw:text-style-name="P4" draw:layer="layout" svg:width="7.227cm" svg:height="3.734cm" draw:transform="skewX (-0.0202458193231342) rotate (3.01802334254859) translate (8.80458619446963cm 7.85113362748225cm)" svg:viewBox="0 0 7228 3735" svg:d="M0 2980c339-95 676 145 872 414 198 271 505 344 790 341 283-3 559-64 849-50 282 13 563-70 843-105 282-34 563-69 844-104 298-37 598-64 893-111 283-45 537-206 832-213 266-6 530-76 794-98 324-27 563-399 501-748-51-286-38-583-90-868-59-324-278-562-416-855-151-320-540-301-839-335-297-33-586-137-878-221-280-80-566 42-849 50-267 8-534-4-805-9-299-5-610 4-893 111-264 99-505 68-753 257-311 237-447 574-662 879-190 271-303 611-354 950-49 321-76 700-359 895l-151 239">
            <text:p/>
          </draw:path>
          <draw:frame draw:style-name="gr5" draw:text-style-name="P2" draw:layer="layout" svg:width="12.952cm" svg:height="1.097cm" svg:x="3.27cm" svg:y="1.492cm">
            <draw:text-box>
              <text:p><text:span text:style-name="T1">This dropped down GroupWidget groups 3 blogs</text:span></text:p>
            </draw:text-box>
          </draw:frame>
          <draw:line draw:style-name="gr3" draw:text-style-name="P3" draw:layer="layout" svg:x1="8.731cm" svg:y1="4.748cm" svg:x2="15.843cm" svg:y2="2.2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12:03:44.582619962</meta:creation-date>
    <dc:date>2015-07-30T12:20:58.101986811</dc:date>
    <meta:editing-duration>PT42S</meta:editing-duration>
    <meta:editing-cycles>1</meta:editing-cycles>
    <meta:document-statistic meta:object-count="7"/>
    <meta:generator>LibreOffice/4.4.2.2$Linux_X86_64 LibreOffice_project/40m0$Build-2</meta:generator>
  </office:meta>
</office:document-meta>
</file>